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afd28" style:font-size-asian="12pt" style:font-size-complex="12pt"/>
    </style:style>
    <style:style style:name="T6" style:family="text">
      <style:text-properties fo:font-size="12pt" officeooo:rsid="000c710f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0afd28" style:font-size-asian="45pt" style:font-weight-asian="bold" style:font-size-complex="45pt" style:font-weight-complex="bold"/>
    </style:style>
    <style:style style:name="T9" style:family="text">
      <style:text-properties fo:color="#003366" style:font-name="Bitstream Charter" fo:font-size="45pt" fo:font-weight="bold" officeooo:rsid="000c710f" style:font-size-asian="45pt" style:font-weight-asian="bold" style:font-size-complex="45pt" style:font-weight-complex="bold"/>
    </style:style>
    <style:style style:name="T10" style:family="text">
      <style:text-properties fo:color="#003366" fo:font-size="40pt" fo:font-weight="bold" officeooo:rsid="000944ac" style:font-size-asian="40pt" style:font-weight-asian="bold" style:font-size-complex="40pt" style:font-weight-complex="bold"/>
    </style:style>
    <style:style style:name="T11" style:family="text">
      <style:text-properties fo:color="#003366" fo:font-size="40pt" style:font-size-asian="40pt" style:font-size-complex="40pt"/>
    </style:style>
    <style:style style:name="T12" style:family="text">
      <style:text-properties officeooo:rsid="0009ad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2">Firmen</text:span>turnier<text:line-break/><text:span text:style-name="T7">Hallenzauber 20</text:span><text:span text:style-name="T9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0">2</text:span><text:span text:style-name="T11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29:59.286390848</dc:date>
    <meta:editing-duration>PT21M58S</meta:editing-duration>
    <meta:editing-cycles>10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8" meta:non-whitespace-character-count="110"/>
  </office:meta>
</office:document-meta>
</file>